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0" style:family="paragraph" style:parent-style-name="Heading_20_2">
      <style:text-properties style:font-name="Arial2" fo:font-size="10pt" style:font-size-asian="10pt" style:font-size-complex="10pt"/>
    </style:style>
    <style:style style:name="P161" style:family="paragraph" style:parent-style-name="Heading_20_2">
      <style:text-properties fo:font-style="normal" fo:font-weight="normal" style:font-style-asian="normal" style:font-weight-asian="normal" style:font-style-complex="normal" style:font-weight-complex="normal"/>
    </style:style>
    <style:style style:name="P162" style:family="paragraph" style:parent-style-name="Heading_20_2">
      <style:paragraph-properties fo:break-before="page"/>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Appendix">
      <style:paragraph-properties fo:break-before="page"/>
    </style:style>
    <style:style style:name="P166" style:family="paragraph" style:parent-style-name="Appendix">
      <style:paragraph-properties fo:margin-left="0in" fo:margin-right="0in" fo:text-indent="0in" style:auto-text-indent="false" fo:break-before="page"/>
    </style:style>
    <style:style style:name="P167" style:family="paragraph" style:parent-style-name="Heading_20_3">
      <style:paragraph-properties fo:break-before="page"/>
    </style:style>
    <style:style style:name="P168" style:family="paragraph" style:parent-style-name="Standard" style:list-style-name="L2"/>
    <style:style style:name="P169" style:family="paragraph" style:parent-style-name="Standard" style:list-style-name="L3"/>
    <style:style style:name="P170" style:family="paragraph" style:parent-style-name="Standard" style:list-style-name="L5">
      <style:paragraph-properties fo:margin-top="0in" fo:margin-bottom="0.0783in"/>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2">
      <style:paragraph-properties>
        <style:tab-stops>
          <style:tab-stop style:position="1.9398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1575in" fo:margin-bottom="0.0783in"/>
    </style:style>
    <style:style style:name="P18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3">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3"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6"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6"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7"><text:a xlink:type="simple" xlink:href="#__RefHeading__15271_972012461" text:style-name="Internet_20_link" text:visited-style-name="Internet_20_link">getDeviceInfo [1]<text:tab/>17</text:a></text:p>
          <text:p text:style-name="P157"><text:a xlink:type="simple" xlink:href="#__RefHeading__15273_972012461" text:style-name="Internet_20_link" text:visited-style-name="Internet_20_link">createProvisioningSession [2]<text:tab/>19</text:a></text:p>
          <text:p text:style-name="P157"><text:a xlink:type="simple" xlink:href="#__RefHeading__15275_972012461" text:style-name="Internet_20_link" text:visited-style-name="Internet_20_link">closeProvisioningSession [3]<text:tab/>25</text:a></text:p>
          <text:p text:style-name="P157"><text:soft-page-break/><text:a xlink:type="simple" xlink:href="#__RefHeading__15277_972012461" text:style-name="Internet_20_link" text:visited-style-name="Internet_20_link">enumerateProvisioningSessions [4]<text:tab/>27</text:a></text:p>
          <text:p text:style-name="P157"><text:a xlink:type="simple" xlink:href="#__RefHeading__15279_972012461" text:style-name="Internet_20_link" text:visited-style-name="Internet_20_link">abortProvisioningSession [5]<text:tab/>28</text:a></text:p>
          <text:p text:style-name="P157"><text:a xlink:type="simple" xlink:href="#__RefHeading__15281_972012461" text:style-name="Internet_20_link" text:visited-style-name="Internet_20_link">signProvisioningSessionData [6]<text:tab/>29</text:a></text:p>
          <text:p text:style-name="P157"><text:a xlink:type="simple" xlink:href="#__RefHeading__16586_1418814329" text:style-name="Internet_20_link" text:visited-style-name="Internet_20_link">updateKeyManagementKey [7]<text:tab/>30</text:a></text:p>
          <text:p text:style-name="P157"><text:a xlink:type="simple" xlink:href="#__RefHeading__15283_972012461" text:style-name="Internet_20_link" text:visited-style-name="Internet_20_link">createPukPolicy [8]<text:tab/>32</text:a></text:p>
          <text:p text:style-name="P157"><text:a xlink:type="simple" xlink:href="#__RefHeading__15285_972012461" text:style-name="Internet_20_link" text:visited-style-name="Internet_20_link">createPinPolicy [9]<text:tab/>33</text:a></text:p>
          <text:p text:style-name="P157"><text:a xlink:type="simple" xlink:href="#__RefHeading__15287_972012461" text:style-name="Internet_20_link" text:visited-style-name="Internet_20_link">createKeyEntry [10]<text:tab/>34</text:a></text:p>
          <text:p text:style-name="P157"><text:a xlink:type="simple" xlink:href="#__RefHeading__15289_972012461" text:style-name="Internet_20_link" text:visited-style-name="Internet_20_link">getKeyHandle [11]<text:tab/>39</text:a></text:p>
          <text:p text:style-name="P157"><text:a xlink:type="simple" xlink:href="#__RefHeading__15291_972012461" text:style-name="Internet_20_link" text:visited-style-name="Internet_20_link">setCertificatePath [12]<text:tab/>40</text:a></text:p>
          <text:p text:style-name="P157"><text:a xlink:type="simple" xlink:href="#__RefHeading__15293_972012461" text:style-name="Internet_20_link" text:visited-style-name="Internet_20_link">importSymmetricKey [13]<text:tab/>42</text:a></text:p>
          <text:p text:style-name="P157"><text:a xlink:type="simple" xlink:href="#__RefHeading__721490_1828343271" text:style-name="Internet_20_link" text:visited-style-name="Internet_20_link">importPrivateKey [14]<text:tab/>45</text:a></text:p>
          <text:p text:style-name="P157"><text:a xlink:type="simple" xlink:href="#__RefHeading__15295_972012461" text:style-name="Internet_20_link" text:visited-style-name="Internet_20_link">addExtension [15]<text:tab/>47</text:a></text:p>
          <text:p text:style-name="P157"><text:a xlink:type="simple" xlink:href="#__RefHeading__15299_972012461" text:style-name="Internet_20_link" text:visited-style-name="Internet_20_link">postDeleteKey [50]<text:tab/>51</text:a></text:p>
          <text:p text:style-name="P157"><text:a xlink:type="simple" xlink:href="#__RefHeading__15301_972012461" text:style-name="Internet_20_link" text:visited-style-name="Internet_20_link">postUnlockKey [51]<text:tab/>53</text:a></text:p>
          <text:p text:style-name="P157"><text:a xlink:type="simple" xlink:href="#__RefHeading__15303_972012461" text:style-name="Internet_20_link" text:visited-style-name="Internet_20_link">postUpdateKey [52]<text:tab/>54</text:a></text:p>
          <text:p text:style-name="P157"><text:a xlink:type="simple" xlink:href="#__RefHeading__15305_972012461" text:style-name="Internet_20_link" text:visited-style-name="Internet_20_link">postCloneKeyProtection [53]<text:tab/>56</text:a></text:p>
          <text:p text:style-name="P157"><text:a xlink:type="simple" xlink:href="#__RefHeading__15307_972012461" text:style-name="Internet_20_link" text:visited-style-name="Internet_20_link">enumerateKeys [70]<text:tab/>58</text:a></text:p>
          <text:p text:style-name="P157"><text:a xlink:type="simple" xlink:href="#__RefHeading__15309_972012461" text:style-name="Internet_20_link" text:visited-style-name="Internet_20_link">getKeyAttributes [71]<text:tab/>59</text:a></text:p>
          <text:p text:style-name="P157"><text:a xlink:type="simple" xlink:href="#__RefHeading__15311_972012461" text:style-name="Internet_20_link" text:visited-style-name="Internet_20_link">getKeyProtectionInfo [72]<text:tab/>60</text:a></text:p>
          <text:p text:style-name="P157"><text:a xlink:type="simple" xlink:href="#__RefHeading__15313_972012461" text:style-name="Internet_20_link" text:visited-style-name="Internet_20_link">getExtension [73]<text:tab/>62</text:a></text:p>
          <text:p text:style-name="P157"><text:a xlink:type="simple" xlink:href="#__RefHeading__15315_972012461" text:style-name="Internet_20_link" text:visited-style-name="Internet_20_link">setProperty [74]<text:tab/>63</text:a></text:p>
          <text:p text:style-name="P157"><text:a xlink:type="simple" xlink:href="#__RefHeading__15317_972012461" text:style-name="Internet_20_link" text:visited-style-name="Internet_20_link">deleteKey [80]<text:tab/>64</text:a></text:p>
          <text:p text:style-name="P157"><text:a xlink:type="simple" xlink:href="#__RefHeading__15319_972012461" text:style-name="Internet_20_link" text:visited-style-name="Internet_20_link">exportKey [81]<text:tab/>65</text:a></text:p>
          <text:p text:style-name="P157"><text:a xlink:type="simple" xlink:href="#__RefHeading__15321_972012461" text:style-name="Internet_20_link" text:visited-style-name="Internet_20_link">unlockKey [82]<text:tab/>66</text:a></text:p>
          <text:p text:style-name="P157"><text:a xlink:type="simple" xlink:href="#__RefHeading__15323_972012461" text:style-name="Internet_20_link" text:visited-style-name="Internet_20_link">changePin [83]<text:tab/>67</text:a></text:p>
          <text:p text:style-name="P157"><text:a xlink:type="simple" xlink:href="#__RefHeading__15325_972012461" text:style-name="Internet_20_link" text:visited-style-name="Internet_20_link">setPin [84]<text:tab/>68</text:a></text:p>
          <text:p text:style-name="P157"><text:a xlink:type="simple" xlink:href="#__RefHeading__685210_1828343271" text:style-name="Internet_20_link" text:visited-style-name="Internet_20_link">updateFirmware [90]<text:tab/>69</text:a></text:p>
          <text:p text:style-name="P157"><text:a xlink:type="simple" xlink:href="#__RefHeading__15327_972012461" text:style-name="Internet_20_link" text:visited-style-name="Internet_20_link">signHashedData [100]<text:tab/>70</text:a></text:p>
          <text:p text:style-name="P157"><text:a xlink:type="simple" xlink:href="#__RefHeading__15329_972012461" text:style-name="Internet_20_link" text:visited-style-name="Internet_20_link">asymmetricKeyDecrypt [101]<text:tab/>71</text:a></text:p>
          <text:p text:style-name="P157"><text:a xlink:type="simple" xlink:href="#__RefHeading__15331_972012461" text:style-name="Internet_20_link" text:visited-style-name="Internet_20_link">keyAgreement [102]<text:tab/>72</text:a></text:p>
          <text:p text:style-name="P157"><text:a xlink:type="simple" xlink:href="#__RefHeading__15333_972012461" text:style-name="Internet_20_link" text:visited-style-name="Internet_20_link">performHmac [103]<text:tab/>73</text:a></text:p>
          <text:p text:style-name="P157"><text:a xlink:type="simple" xlink:href="#__RefHeading__15335_972012461" text:style-name="Internet_20_link" text:visited-style-name="Internet_20_link">symmetricKeyEncrypt [104]<text:tab/>74</text:a></text:p>
          <text:p text:style-name="P159"><text:a xlink:type="simple" xlink:href="#__RefHeading__207023_2146041088" text:style-name="Internet_20_link" text:visited-style-name="Internet_20_link">Appendix A. <text:tab/>KeyGen2 Proxy<text:tab/>75</text:a></text:p>
          <text:p text:style-name="P159"><text:a xlink:type="simple" xlink:href="#__RefHeading__15347_972012461" text:style-name="Internet_20_link" text:visited-style-name="Internet_20_link">Appendix B. <text:tab/>Sample Session<text:tab/>76</text:a></text:p>
          <text:p text:style-name="P159"><text:a xlink:type="simple" xlink:href="#__RefHeading__15349_972012461" text:style-name="Internet_20_link" text:visited-style-name="Internet_20_link">Appendix C. <text:tab/>Reference Implementation<text:tab/>76</text:a></text:p>
          <text:p text:style-name="P159"><text:a xlink:type="simple" xlink:href="#__RefHeading__15351_972012461" text:style-name="Internet_20_link" text:visited-style-name="Internet_20_link">Appendix D. <text:tab/>Remote Key Lookup<text:tab/>77</text:a></text:p>
          <text:p text:style-name="P159"><text:a xlink:type="simple" xlink:href="#__RefHeading__15353_972012461" text:style-name="Internet_20_link" text:visited-style-name="Internet_20_link">Appendix E. <text:tab/>Security Considerations<text:tab/>79</text:a></text:p>
          <text:p text:style-name="P159"><text:a xlink:type="simple" xlink:href="#__RefHeading__15355_972012461" text:style-name="Internet_20_link" text:visited-style-name="Internet_20_link">Appendix F. <text:tab/>Intellectual Property Rights<text:tab/>79</text:a></text:p>
          <text:p text:style-name="P159"><text:a xlink:type="simple" xlink:href="#__RefHeading__15357_972012461" text:style-name="Internet_20_link" text:visited-style-name="Internet_20_link">Appendix G. <text:tab/>References<text:tab/>80</text:a></text:p>
          <text:p text:style-name="P159"><text:a xlink:type="simple" xlink:href="#__RefHeading__15359_972012461" text:style-name="Internet_20_link" text:visited-style-name="Internet_20_link">Appendix H. <text:tab/>Acknowledgments<text:tab/>82</text:a></text:p>
          <text:p text:style-name="P159"><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2"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2"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62"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getDeviceData">getDeviceInfo</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4">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
      <text:p text:style-name="Text_20_body"/>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5">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3"><text:span text:style-name="T2">Implicit exponent:</text:span> 65537</text:p>
          </table:table-cell>
        </table:table-row>
        <table:table-row table:style-name="Table78.2">
          <table:table-cell table:style-name="Table78.A2" office:value-type="string">
            <text:p text:style-name="P95">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5">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3">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5">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5">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5">http://xmlns.webpki.org/sks/algorithm#ec.brainpool.p256r1</text:p>
          </table:table-cell>
          <table:table-cell table:style-name="Table78.A2" office:value-type="string">
            <text:p text:style-name="Standard">EC Brainpool “P256r1”</text:p>
          </table:table-cell>
          <table:table-cell table:style-name="Table78.C2"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5">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3"><text:span text:style-name="T2">Implicit exponent:</text:span> 65537</text:p>
          </table:table-cell>
        </table:table-row>
        <table:table-row table:style-name="Table122.2">
          <table:table-cell table:style-name="Table122.B2" office:value-type="string">
            <text:p text:style-name="P95">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5">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5">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5">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5">http://xmlns.webpki.org/sks/algorithm#rsa4096.exp</text:p>
          </table:table-cell>
          <table:table-cell table:style-name="Table122.B2" office:value-type="string">
            <text:p text:style-name="Standard">RSA 4096-bit key</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0"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6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Error: Reference source not found</text:reference-ref></text:span><text:span text:style-name="CrossRef">s</text:span>.</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6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7759728" text:style-name="L1">
        <text:list-item>
          <text:p text:style-name="P171"><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1">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1"><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1"><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62"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6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09"><text:reference-mark-start text:name="dev.type"/><text:span text:style-name="T97">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6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7733807" text:style-name="L2">
              <text:list-item>
                <text:p text:style-name="P180">Generate a for this SKS <text:span text:style-name="T2">unique</text:span> <text:span text:style-name="T87">clientSessionId</text:span></text:p>
              </text:list-item>
              <text:list-item>
                <text:p text:style-name="P173">Output <text:span text:style-name="T87">clientSessionId</text:span></text:p>
              </text:list-item>
              <text:list-item>
                <text:p text:style-name="P173">Generate an <text:span text:style-name="T2">ephemeral</text:span> ECDH key-pair <text:span text:style-name="T87">EKP</text:span> using <text:span text:style-name="T2">the same named curve</text:span> as <text:span text:style-name="T87">serverEphemeralKey</text:span></text:p>
              </text:list-item>
              <text:list-item>
                <text:p text:style-name="P172">Output <text:span text:style-name="T95">clientEphemeralKey</text:span> = <text:span text:style-name="T97">EKP.publicKey</text:span></text:p>
              </text:list-item>
              <text:list-item>
                <text:p text:style-name="P173">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4">Define <text:span text:style-name="T2">internal</text:span> variable: byte[32] <text:reference-mark-start text:name="sess.key"/><text:span text:style-name="T87">sessionKey</text:span><text:reference-mark-end text:name="sess.key"/></text:p>
              </text:list-item>
              <text:list-item>
                <text:p text:style-name="P175">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6"><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3">Define internal variable: short <text:reference-mark-start text:name="mac.seq.cnt"/><text:span text:style-name="T87">macSequenceCounter</text:span><text:reference-mark-end text:name="mac.seq.cnt"/> and set it to <text:span text:style-name="T2">zero</text:span></text:p>
              </text:list-item>
              <text:list-item>
                <text:p text:style-name="P183"><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4">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3-12-20T12:00:17+02:00</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http://xmlns.webpki.org/sks/algorithm#ec.nist.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3-12-20T12:00:17+02:00</text:span><text:span text:style-name="T113">",</text:span><text:span text:style-name="T10"><text:line-break/></text:span><text:span text:style-name="T112">    </text:span><text:span text:style-name="T113">"</text:span><text:span text:style-name="T125">clientTime</text:span><text:span text:style-name="T113">": "</text:span><text:span text:style-name="T132">2013-12-20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 text:c="8"/></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holds the path exhibit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8184566" text:continue-numbering="true" text:style-name="L2">
              <text:list-item>
                <text:p text:style-name="P185">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6"><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7"><text:span text:style-name="T66">Verify that the received enveloped </text:span><text:span text:style-name="T91">signature</text:span><text:span text:style-name="T66"> match which in turn also verifies that the </text:span><text:span text:style-name="CrossRef"><text:reference-ref text:reference-format="text" text:ref-name="sess.key">sessionKey</text:reference-ref></text:span><text:span text:style-name="T66"> is correctly calculated</text:span></text:p>
              </text:list-item>
              <text:list-item>
                <text:p text:style-name="P188"><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28176282" text:continue-numbering="true" text:style-name="L2">
        <text:list-item>
          <text:p text:style-name="P181">There is an open provisioning session associated with <text:span text:style-name="T87">provisioningHandle</text:span></text:p>
        </text:list-item>
        <text:list-item>
          <text:p text:style-name="P172">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2"><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68"/>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1"/>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signature</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3-12-20T10:49:13+02:00</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7"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92">#N/A"</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59">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7748771" text:style-name="L3">
        <text:list-item>
          <text:p text:style-name="P189">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28181867" text:continue-numbering="true" text:style-name="L3">
        <text:list-header>
          <text:p text:style-name="P190"><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9">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the </text:span><text:span text:style-name="T92">Properties</text:span><text:span text:style-name="T43"> and </text:span><text:span text:style-name="T92">Logotypes</text:span><text:span text:style-name="T43"> objects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Text_20_body"><text:span text:style-name="T43">In the Information Card sample the primary authentication key (for authenticating to the IDP), would preferable be the PKI key associated by the issued credential. <text:s/>That is, the issuance of a managed Information Card and its primary key </text:span><text:span text:style-name="T42">can be fully synchronized</text:span><text:span text:style-name="T43"> making both usage and middleware design straightforward.</text:span></text:p>
      <text:p text:style-name="P52"/>
      <text:h text:style-name="P16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5"><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7737708" text:style-name="L4">
        <text:list-item>
          <text:p text:style-name="P177"><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7"><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7"><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7"><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6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6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7746417" text:style-name="Numbering_20_4">
        <text:list-item>
          <text:h text:style-name="P16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4151in 0.502993904768664in)" svg:viewBox="0 0 780 436" svg:d="m0 1447362c245-308 723-136 780 279"><text:p/></draw:path><draw:path draw:style-name="gr7" draw:text-style-name="P191" svg:width="0.3091in" svg:height="0.1717in" draw:transform="skewX (0.068067840827766) rotate (-1.22085781177099) translate (0.124805294655259in 0.139011726361221in)" svg:viewBox="0 0 786 437" svg:d="m0 1436909c247-309 729-137 786 279"><text:p/></draw:path><draw:path draw:style-name="gr7" draw:text-style-name="P191" svg:width="0.5736in" svg:height="0.3949in" draw:transform="skewX (0.138230076757925) rotate (-1.18036617312473) translate (0.256204827009868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8166211" text:continue-numbering="true" text:style-name="Numbering_20_4">
        <text:list-item>
          <text:h text:style-name="P16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2816803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28179218" text:continue-numbering="true" text:style-name="Numbering_20_4">
        <text:list-item>
          <text:h text:style-name="P16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27756865" text:style-name="L5">
        <text:list-item>
          <text:p text:style-name="P170">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70">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0">Enumerate all sessions having a <text:span text:style-name="CrossRef"><text:reference-ref text:reference-format="text" text:ref-name="key.mgr.key">keyManagementKey</text:reference-ref></text:span> matching the public key of the <text:span text:style-name="T96">Signature</text:span>. <text:s/>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7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0">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16">                 </text:span><text:span text:style-name="T117">[{</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8174164" text:continue-list="list28179218" text:style-name="Numbering_20_4">
        <text:list-item>
          <text:h text:style-name="P16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817979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28176678" text:continue-numbering="true" text:style-name="Numbering_20_4">
        <text:list-item>
          <text:h text:style-name="P16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8172928" text:continue-numbering="true" text:style-name="Numbering_20_4">
        <text:list-item>
          <text:h text:style-name="P16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758273"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8187976" text:continue-list="list28172928"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7740473" text:style-name="L7">
        <text:list-item>
          <text:p text:style-name="P179">Investigating “physical presence” GPIO options</text:p>
        </text:list-item>
        <text:list-item>
          <text:p text:style-name="P179">Language proofing</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8, WebPKI.org, 2014-12-08<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18</meta:editing-cycles>
    <meta:editing-duration>PT70H57M32S</meta:editing-duration>
    <dc:title>Secure Key Store - API and Architecture</dc:title>
    <dc:date>2014-12-14T08:02:28.58</dc:date>
    <dc:creator>Anders Rundgren</dc:creator>
    <meta:document-statistic meta:table-count="122" meta:image-count="0" meta:object-count="6" meta:page-count="82" meta:paragraph-count="2227" meta:word-count="15940" meta:character-count="12104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